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Δ</mo>
              <mrow>
                <mo stretchy="false">ϑ</mo>
                <mi>,</mi>
                <mo stretchy="false">ϕ</mo>
              </mrow>
            </msub>
            <mrow>
              <mi/>
              <mo stretchy="false">=</mo>
              <mi/>
            </mrow>
            <mfrac>
              <mrow>
                <mn>1</mn>
              </mrow>
              <mrow>
                <mi>sin</mi>
                <mo stretchy="false">ϑ</mo>
              </mrow>
            </mfrac>
            <mi/>
            <mfrac>
              <mrow>
                <mo stretchy="false">∂</mo>
              </mrow>
              <mrow>
                <mo stretchy="false">∂</mo>
                <mo stretchy="false">ϑ</mo>
              </mrow>
            </mfrac>
            <mi/>
            <mi>sin</mi>
            <mo stretchy="false">ϑ</mo>
            <mi/>
            <mfrac>
              <mrow>
                <mo stretchy="false">∂</mo>
              </mrow>
              <mrow>
                <mo stretchy="false">∂</mo>
                <mo stretchy="false">ϑ</mo>
              </mrow>
            </mfrac>
            <mrow>
              <mi/>
              <mo stretchy="false">+</mo>
              <mi/>
            </mrow>
            <mfrac>
              <mrow>
                <mn>1</mn>
              </mrow>
              <mrow>
                <msup>
                  <mi>sin</mi>
                  <mn>2</mn>
                </msup>
                <mo stretchy="false">ϑ</mo>
              </mrow>
            </mfrac>
            <mi/>
            <mfrac>
              <mrow>
                <msup>
                  <mo stretchy="false">∂</mo>
                  <mn>2</mn>
                </msup>
              </mrow>
              <mrow>
                <mo stretchy="false">∂</mo>
                <msup>
                  <mo stretchy="false">ϕ</mo>
                  <mn>2</mn>
                </msup>
              </mrow>
            </mfrac>
          </mrow>
        </mtd>
      </mtr>
      <mtr>
        <mtd>
          <mrow>
            <mrow>
              <mi/>
              <mo stretchy="false">=</mo>
              <mi/>
            </mrow>
            <mrow>
              <mfrac>
                <mrow>
                  <mn>1</mn>
                </mrow>
                <mrow>
                  <msup>
                    <mi>sin</mi>
                    <mn>2</mn>
                  </msup>
                  <mo stretchy="false">ϑ</mo>
                </mrow>
              </mfrac>
              <mfenced open="(" close=")">
                <mrow>
                  <mi>sin</mi>
                  <mo stretchy="false">ϑ</mo>
                  <mfrac>
                    <mrow>
                      <mo stretchy="false">∂</mo>
                    </mrow>
                    <mrow>
                      <mo stretchy="false">∂</mo>
                      <mo stretchy="false">ϑ</mo>
                    </mrow>
                  </mfrac>
                  <mi/>
                  <mi>sin</mi>
                  <mo stretchy="false">ϑ</mo>
                  <mi/>
                  <mfrac>
                    <mrow>
                      <mo stretchy="false">∂</mo>
                    </mrow>
                    <mrow>
                      <mo stretchy="false">∂</mo>
                      <mo stretchy="false">ϑ</mo>
                    </mrow>
                  </mfrac>
                  <mrow>
                    <mi/>
                    <mo stretchy="false">+</mo>
                    <mi/>
                  </mrow>
                  <mfrac>
                    <mrow>
                      <msup>
                        <mo stretchy="false">∂</mo>
                        <mn>2</mn>
                      </msup>
                    </mrow>
                    <mrow>
                      <mo stretchy="false">∂</mo>
                      <msup>
                        <mo stretchy="false">ϕ</mo>
                        <mn>2</mn>
                      </msup>
                    </mrow>
                  </mfrac>
                </mrow>
              </mfenced>
            </mrow>
          </mrow>
        </mtd>
      </mtr>
    </mtable>
    <annotation encoding="StarMath 5.0">%DELTA_{%ivartheta,%iphi} `=` {1} over {sin %ivartheta} ` {partial} over {partial %ivartheta} ` sin %ivartheta ` {partial} over {partial %ivartheta} `+`
{1} over {sin^2 %ivartheta} ` {partial^2} over {partial %iphi^2} newline
alignl ~~~~~```=` {alignc {1} over {sin^2 %ivartheta}
left (
 sin %ivartheta {partial} over {partial %ivartheta} ` sin %ivartheta ` {partial} over {partial %ivartheta} `+` {partial^2} over {partial %iphi^2} 
right 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4:44:51.401000000</meta:creation-date>
    <meta:generator>LibreOffice/4.1.4.2$Windows_x86 LibreOffice_project/0a0440ccc0227ad9829de5f46be37cfb6edcf72</meta:generator>
  </office:meta>
</office:document-meta>
</file>